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4cm" svg:height="4.517cm" svg:x="1cm" svg:y="2.5cm">
          <draw:text-box>
            <text:p>const numbers = [45, 4, 9, 16, 25];</text:p>
            <text:p>let sum = numbers.reduce(getMax);</text:p>
            <text:p>const getMax = (a, b) =&gt; Math.max(a, b);</text:p>
            <text:p>Uncaught ReferenceError: can't access lexical declaration 'getMax' before initialization</text:p>
            <text:p><text:s text:c="4"/>&lt;anonymous&gt; debugger eval code:2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8T10:38:46.053023804</meta:creation-date>
    <meta:editing-duration>PT11S</meta:editing-duration>
    <meta:editing-cycles>2</meta:editing-cycles>
    <meta:generator>LibreOffice/7.3.7.2$Linux_X86_64 LibreOffice_project/30$Build-2</meta:generator>
    <dc:title>Blue Curve</dc:title>
    <dc:date>2023-10-18T10:38:57.061236045</dc:date>
    <meta:document-statistic meta:object-count="42"/>
  </office:meta>
</office:document-meta>
</file>